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818" officeooo:paragraph-rsid="000bf81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f818" officeooo:paragraph-rsid="000bf818" style:font-weight-asian="bold" style:font-weight-complex="bold"/>
    </style:style>
    <style:style style:name="P3" style:family="paragraph" style:parent-style-name="Standard">
      <style:text-properties officeooo:rsid="000c3ab1" officeooo:paragraph-rsid="000c3ab1"/>
    </style:style>
    <style:style style:name="T1" style:family="text">
      <style:text-properties officeooo:rsid="000c3a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TILLA DE REQUISITOS</text:p>
      <text:p text:style-name="P1"/>
      <text:p text:style-name="P1">-Aplicacion que se pueda ejecutar en Windows, Linux y Mac.</text:p>
      <text:p text:style-name="P1">-Usuario: Registrado o no registrado.</text:p>
      <text:p text:style-name="P1">-Usuario registrado: </text:p>
      <text:p text:style-name="P1"><text:tab/>-Arrendador: </text:p>
      <text:p text:style-name="P1"><text:tab/><text:tab/>Puede subir casas para alquilar y eliminarlas.</text:p>
      <text:p text:style-name="P1"><text:tab/><text:tab/>Puede ver las valoraciones en sus inmuebles?</text:p>
      <text:p text:style-name="P1"><text:tab/><text:tab/>Puede ver otros inmuebles?</text:p>
      <text:p text:style-name="P1"><text:tab/>-Arrendatario</text:p>
      <text:p text:style-name="P1"><text:tab/><text:tab/>Puede filtrar los alojamientos en funcion de codigo postal, tipo de oferta, fecha…</text:p>
      <text:p text:style-name="P1"><text:tab/><text:tab/>Puede realizar una reserva sin necesidad de alquilar por un maximo de 5 dias.</text:p>
      <text:p text:style-name="P1"><text:tab/><text:tab/>Si falla el pago se bloquea al usuario hasta que cambie de numero de tarjeta.</text:p>
      <text:p text:style-name="P1"><text:tab/><text:tab/><text:span text:style-name="T1">Establece el precio de la vivienda.</text:span></text:p>
      <text:p text:style-name="P1"><text:tab/><text:tab/><text:span text:style-name="T1">Solo puede realizar una reserva a la vez.</text:span></text:p>
      <text:p text:style-name="P1"><text:tab/>-Gerente:</text:p>
      <text:p text:style-name="P1"><text:tab/><text:tab/>Solo hay un usuario registrado que es gerente.</text:p>
      <text:p text:style-name="P1"><text:tab/><text:tab/>El gerente se encarga de comprobar si los datos en el alquiler son correctos.</text:p>
      <text:p text:style-name="P1"><text:tab/><text:tab/>Se encarga de enviar alertas si hay datos incorrectos.</text:p>
      <text:p text:style-name="P1">-Usuario no registrado: </text:p>
      <text:p text:style-name="P1"><text:tab/>Puede ver las casas pero no puede alquilar.</text:p>
      <text:p text:style-name="P1"><text:tab/>Puede filtrar las casas <text:s/>solo en funcion de la valoracion.</text:p>
      <text:p text:style-name="P1">-Dos tipos de viviendas: Alquiler vacacional o alojamiento.</text:p>
      <text:p text:style-name="P1">-<text:span text:style-name="T1">Si los datos de una casa no son correctos esta se marca hasta que el usuario modifique el campo incorrecto.</text:span></text:p>
      <text:p text:style-name="P3">-En el caso de que la vivienda sea de tipo alojamiento la empresa se lleva 2% del primer mes y 1% de los meses sucesivos.</text:p>
      <text:p text:style-name="P3">-Porcentaje de beneficio en viviendas de alquiler vacacional?</text:p>
      <text:p text:style-name="P3">-En una vivienda de tipo alojamiento la reserva es minimo de 3 meses, no es necesario conocer la fecha de salida.</text:p>
      <text:p text:style-name="P3">-Si hay un error en el pago de una vivienda se bloquea tanto al usuario como la vivienda que iba a alquilar.</text:p>
      <text:p text:style-name="P3">-En las viviendas de tipo alojamiento es necesario adelantar el primer mes y la fianza.</text:p>
      <text:p text:style-name="P3">-Los usuarios registrados pueden ver valoraciones y responder comentarios.</text:p>
      <text:p text:style-name="P3">-No se puede eliminar usuario registrado.</text:p>
      <text:p text:style-name="P3">-Usuario registrado, campos:</text:p>
      <text:p text:style-name="P3"><text:tab/>-Nombre</text:p>
      <text:p text:style-name="P3"><text:tab/>-Dni</text:p>
      <text:p text:style-name="P3"><text:tab/>-Tarjeta</text:p>
      <text:p text:style-name="P3"><text:tab/>-Tipo de cliente</text:p>
      <text:p text:style-name="P3"><text:tab/>-Contrasena</text:p>
      <text:p text:style-name="P3">-Para acceder como usuario registrado se utiliza el Dni como nombre de usuario y la contrasena que haya sido establecida.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2:21:21.164650708</meta:creation-date>
    <dc:date>2018-02-12T22:43:53.174393726</dc:date>
    <meta:editing-duration>PT9M41S</meta:editing-duration>
    <meta:editing-cycles>1</meta:editing-cycles>
    <meta:document-statistic meta:table-count="0" meta:image-count="0" meta:object-count="0" meta:page-count="1" meta:paragraph-count="37" meta:word-count="313" meta:character-count="1903" meta:non-whitespace-character-count="1591"/>
    <meta:generator>LibreOffice/5.1.6.2$Linux_X86_64 LibreOffice_project/10m0$Build-2</meta:generator>
  </office:meta>
</office:document-meta>
</file>